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Arial" style:font-family-asian="Arial" style:font-family-complex="Arial" fo:background-color="transparent" style:use-window-font-color="true"/>
    </style:style>
    <style:style style:name="T2"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 style:family="text">
      <style:text-properties fo:font-size="14.00pt" fo:font-weight="normal" fo:font-family="Arial" style:font-family-asian="Arial" style:font-family-complex="Arial" fo:background-color="transparent" style:use-window-font-color="true"/>
    </style:style>
    <style:style style:name="T4" style:family="text">
      <style:text-properties fo:font-size="14.00pt" fo:font-weight="normal" fo:font-family="Arial" style:font-family-asian="Arial" style:font-family-complex="Arial" fo:background-color="#ffffff"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4.00pt" fo:font-weight="normal" fo:font-family="Arial" style:font-family-asian="Arial" style:font-family-complex="Arial" fo:background-color="#ffffff" style:use-window-font-color="true"/>
    </style:style>
    <style:style style:name="T14"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15" style:family="text">
      <style:text-properties fo:font-size="14.00pt" fo:font-weight="normal" fo:font-family="Arial" style:font-family-asian="Arial" style:font-family-complex="Arial" fo:background-color="#ffffff" style:use-window-font-color="true"/>
    </style:style>
    <style:style style:name="T16" style:family="text">
      <style:text-properties fo:font-size="12.00pt" fo:font-weight="normal" style:text-underline-mode="continuous" style:text-underline-type="single" style:text-underline-style="solid" style:text-underline-width="normal" fo:font-family="Consolas" style:font-family-asian="Consolas" style:font-family-complex="Consolas" fo:background-color="#ffffff" fo:color="#000000"/>
    </style:style>
    <style:style style:name="T17" style:family="text">
      <style:text-properties fo:font-size="14.00pt" fo:font-weight="normal" fo:font-family="Arial" style:font-family-asian="Arial" style:font-family-complex="Arial" fo:background-color="#ffffff" style:use-window-font-color="true"/>
    </style:style>
    <style:style style:name="T18"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19" style:family="text">
      <style:text-properties fo:font-size="14.00pt" fo:font-weight="normal" fo:font-family="Arial" style:font-family-asian="Arial" style:font-family-complex="Arial" fo:background-color="#ffffff" style:use-window-font-color="true"/>
    </style:style>
    <style:style style:name="T20"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1" style:family="text">
      <style:text-properties fo:font-size="14.00pt" fo:font-weight="normal" fo:font-family="Arial" style:font-family-asian="Arial" style:font-family-complex="Arial" fo:background-color="#ffffff" style:use-window-font-color="true"/>
    </style:style>
    <style:style style:name="T22"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3" style:family="text">
      <style:text-properties fo:font-size="14.00pt" fo:font-weight="normal" fo:font-family="Arial" style:font-family-asian="Arial" style:font-family-complex="Arial" fo:background-color="#ffffff" style:use-window-font-color="true"/>
    </style:style>
    <style:style style:name="T24"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5" style:family="text">
      <style:text-properties fo:font-size="14.00pt" fo:font-weight="normal" fo:font-family="Arial" style:font-family-asian="Arial" style:font-family-complex="Arial" fo:background-color="#ffffff" style:use-window-font-color="true"/>
    </style:style>
    <style:style style:name="T2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7" style:family="text">
      <style:text-properties fo:font-size="14.00pt" fo:font-weight="normal" fo:font-family="Arial" style:font-family-asian="Arial" style:font-family-complex="Arial" fo:background-color="#ffffff" style:use-window-font-color="true"/>
    </style:style>
    <style:style style:name="T28"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9" style:family="text">
      <style:text-properties fo:font-size="14.00pt" fo:font-weight="normal" fo:font-family="Arial" style:font-family-asian="Arial" style:font-family-complex="Arial" fo:background-color="#ffffff" style:use-window-font-color="true"/>
    </style:style>
    <style:style style:name="T30"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31" style:family="text">
      <style:text-properties fo:font-size="14.00pt" fo:font-weight="normal" fo:font-family="Arial" style:font-family-asian="Arial" style:font-family-complex="Arial" fo:background-color="#ffffff" style:use-window-font-color="true"/>
    </style:style>
    <style:style style:name="T32"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33" style:family="text">
      <style:text-properties fo:font-size="14.00pt" fo:font-weight="normal" fo:font-family="Arial" style:font-family-asian="Arial" style:font-family-complex="Arial" fo:background-color="#ffffff" style:use-window-font-color="true"/>
    </style:style>
    <style:style style:name="T34"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35" style:family="text">
      <style:text-properties fo:font-size="14.00pt" fo:font-weight="normal" fo:font-family="Arial" style:font-family-asian="Arial" style:font-family-complex="Arial" fo:background-color="#ffffff"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16.00pt"/>
          <style:tab-stop style:position="32.00pt"/>
          <style:tab-stop style:position="48.00pt"/>
          <style:tab-stop style:position="64.00pt"/>
          <style:tab-stop style:position="80.00pt"/>
          <style:tab-stop style:position="96.00pt"/>
          <style:tab-stop style:position="112.00pt"/>
          <style:tab-stop style:position="128.00pt"/>
          <style:tab-stop style:position="144.00pt"/>
          <style:tab-stop style:position="160.00pt"/>
          <style:tab-stop style:position="176.00pt"/>
          <style:tab-stop style:position="192.00pt"/>
          <style:tab-stop style:position="208.00pt"/>
          <style:tab-stop style:position="224.00pt"/>
          <style:tab-stop style:position="240.00pt"/>
          <style:tab-stop style:position="256.00pt"/>
          <style:tab-stop style:position="272.00pt"/>
          <style:tab-stop style:position="288.00pt"/>
          <style:tab-stop style:position="304.00pt"/>
          <style:tab-stop style:position="320.00pt"/>
          <style:tab-stop style:position="336.00pt"/>
          <style:tab-stop style:position="352.00pt"/>
          <style:tab-stop style:position="368.00pt"/>
          <style:tab-stop style:position="384.00pt"/>
          <style:tab-stop style:position="400.00pt"/>
          <style:tab-stop style:position="416.00pt"/>
          <style:tab-stop style:position="432.00pt"/>
          <style:tab-stop style:position="448.00pt"/>
          <style:tab-stop style:position="464.00pt"/>
          <style:tab-stop style:position="480.00pt"/>
          <style:tab-stop style:position="496.00pt"/>
          <style:tab-stop style:position="512.00pt"/>
        </style:tab-stops>
      </style:paragraph-properties>
    </style:style>
    <style:style style:name="P2" style:family="paragraph">
      <style:paragraph-properties fo:line-height="100.00%" fo:text-align="left" fo:margin-top="5.00pt" fo:margin-bottom="5.00pt"/>
    </style:style>
    <style:style style:name="P3" style:family="paragraph">
      <style:paragraph-properties fo:line-height="100.00%" fo:text-align="left">
        <style:tab-stops>
          <style:tab-stop style:position="16.00pt"/>
          <style:tab-stop style:position="32.00pt"/>
          <style:tab-stop style:position="48.00pt"/>
          <style:tab-stop style:position="64.00pt"/>
          <style:tab-stop style:position="80.00pt"/>
          <style:tab-stop style:position="96.00pt"/>
          <style:tab-stop style:position="112.00pt"/>
          <style:tab-stop style:position="128.00pt"/>
          <style:tab-stop style:position="144.00pt"/>
          <style:tab-stop style:position="160.00pt"/>
          <style:tab-stop style:position="176.00pt"/>
          <style:tab-stop style:position="192.00pt"/>
          <style:tab-stop style:position="208.00pt"/>
          <style:tab-stop style:position="224.00pt"/>
          <style:tab-stop style:position="240.00pt"/>
          <style:tab-stop style:position="256.00pt"/>
          <style:tab-stop style:position="272.00pt"/>
          <style:tab-stop style:position="288.00pt"/>
          <style:tab-stop style:position="304.00pt"/>
          <style:tab-stop style:position="320.00pt"/>
          <style:tab-stop style:position="336.00pt"/>
          <style:tab-stop style:position="352.00pt"/>
          <style:tab-stop style:position="368.00pt"/>
          <style:tab-stop style:position="384.00pt"/>
          <style:tab-stop style:position="400.00pt"/>
          <style:tab-stop style:position="416.00pt"/>
          <style:tab-stop style:position="432.00pt"/>
          <style:tab-stop style:position="448.00pt"/>
          <style:tab-stop style:position="464.00pt"/>
          <style:tab-stop style:position="480.00pt"/>
          <style:tab-stop style:position="496.00pt"/>
          <style:tab-stop style:position="512.00pt"/>
        </style:tab-stops>
      </style:paragraph-properties>
    </style:style>
    <style:style style:name="P4" style:family="paragraph">
      <style:paragraph-properties fo:line-height="115.00%" fo:text-align="left" fo:margin-bottom="10.00pt"/>
    </style:style>
  </office:automatic-styles>
  <office:body>
    <office:text>
      <text:p text:style-name="P1"><text:span text:style-name="T1">Classic and javascript</text:span></text:p>
      <text:p text:style-name="P1"><text:a xlink:href="http://webcheatsheet.com/asp/loops.php"><text:span text:style-name="T2">http://webcheatsheet.com/asp/loops.php</text:span></text:a><text:span text:style-name="T3"/></text:p>
      <text:p text:style-name="P1"><text:span text:style-name="T3"/></text:p>
      <text:p text:style-name="P1"><text:span text:style-name="T4">C-Sharp</text:span></text:p>
      <text:p text:style-name="P2"><text:span text:style-name="T5">I try to do this for everything on github, codeplex, code project, w3schools, aspsnippets, dotnetperls, java2s,</text:span><text:a xlink:href="http://csharp-examples.net"><text:span text:style-name="T8">csharp-examples.net</text:span></text:a><text:span text:style-name="T9">,<text:s/></text:span><text:a xlink:href="http://www.sanfoundry.com/csharp-programming-examples/"><text:span text:style-name="T10">http://www.sanfoundry.com/csharp-programming-examples/</text:span></text:a><text:span text:style-name="T11"><text:s/></text:span></text:p>
      <text:p text:style-name="P3"><text:a xlink:href="http://www.fincher.org/tips/Languages/csharp.shtml"><text:span text:style-name="T12">http://www.fincher.org/tips/Languages/csharp.shtml</text:span></text:a><text:span text:style-name="T13"/></text:p>
      <text:p text:style-name="P3"><text:a xlink:href="http://codesnippet.research.microsoft.com/"><text:span text:style-name="T14">http://codesnippet.research.microsoft.com/</text:span></text:a><text:span text:style-name="T15"/></text:p>
      <text:p text:style-name="P3"><text:a xlink:href="http://www.dotnetfunda.com"><text:span text:style-name="T16">http://www.dotnetfunda.com</text:span></text:a><text:span text:style-name="T17"/></text:p>
      <text:p text:style-name="P3"><text:a xlink:href="https://www.harding.edu/fmccown/vbnet_csharp_comparison.html"><text:span text:style-name="T18">https://www.harding.edu/fmccown/vbnet_csharp_comparison.html</text:span></text:a><text:span text:style-name="T19"/></text:p>
      <text:p text:style-name="P3"><text:span text:style-name="T19"/></text:p>
      <text:p text:style-name="P3"><text:span text:style-name="T19">Classic ASP</text:span></text:p>
      <text:p text:style-name="P3"><text:span text:style-name="T19">CSS -</text:span></text:p>
      <text:p text:style-name="P3"><text:span text:style-name="T19">C:\Users\wharvey\Documents\css-cheatsheet.pdf</text:span></text:p>
      <text:p text:style-name="P3"><text:a xlink:href="https://cssauthor.com/html-and-css-cheat-sheets/#CSS"><text:span text:style-name="T20">https://cssauthor.com/html-and-css-cheat-sheets/#CSS</text:span></text:a><text:span text:style-name="T21"/></text:p>
      <text:p text:style-name="P3"><text:a xlink:href="https://makeawebsitehub.com/css-cheat-sheet/"><text:span text:style-name="T22">https://makeawebsitehub.com/css-cheat-sheet/</text:span></text:a><text:span text:style-name="T23"/></text:p>
      <text:p text:style-name="P3"><text:span text:style-name="T23"><text:s/></text:span><text:a xlink:href="https://www.onblastblog.com/css3-cheat-sheet/"><text:span text:style-name="T24">https://www.onblastblog.com/css3-cheat-sheet/</text:span></text:a><text:span text:style-name="T25"/></text:p>
      <text:p text:style-name="P3"><text:span text:style-name="T25">Debugging Tools</text:span></text:p>
      <text:p text:style-name="P3"><text:span text:style-name="T25">DOS</text:span></text:p>
      <text:p text:style-name="P3"><text:span text:style-name="T25">Entity Framework</text:span></text:p>
      <text:p text:style-name="P3"><text:span text:style-name="T25">HTML</text:span></text:p>
      <text:p text:style-name="P3"><text:span text:style-name="T25">HTML5 -</text:span></text:p>
      <text:p text:style-name="P3"><text:a xlink:href="https://cssauthor.com/html-and-css-cheat-sheets/#CSS"><text:span text:style-name="T26">https://cssauthor.com/html-and-css-cheat-sheets/#CSS</text:span></text:a><text:span text:style-name="T27"/></text:p>
      <text:p text:style-name="P3"><text:span text:style-name="T27"><text:s/></text:span><text:a xlink:href="http://www.hostingreviewbox.com/html5-cheat-sheet/"><text:span text:style-name="T28">http://www.hostingreviewbox.com/html5-cheat-sheet/</text:span></text:a><text:span text:style-name="T29"/></text:p>
      <text:p text:style-name="P3"><text:span text:style-name="T29">Javascript</text:span></text:p>
      <text:p text:style-name="P3"><text:a xlink:href="https://developer.mozilla.org/en-US/docs/Web/JavaScript"><text:span text:style-name="T30">https://developer.mozilla.org/en-US/docs/Web/JavaScript</text:span></text:a><text:span text:style-name="T31"/></text:p>
      <text:p text:style-name="P3"><text:a xlink:href="https://developer.mozilla.org/en-US/docs/Web/JavaScript/Reference"><text:span text:style-name="T32">https://developer.mozilla.org/en-US/docs/Web/JavaScript/Reference</text:span></text:a><text:span text:style-name="T33"/></text:p>
      <text:p text:style-name="P3"><text:span text:style-name="T33">jQuery</text:span></text:p>
      <text:p text:style-name="P3"><text:a xlink:href="http://www.javascripttoolbox.com/jquery/cheatsheet/"><text:span text:style-name="T34">http://www.javascripttoolbox.com/jquery/cheatsheet/</text:span></text:a><text:span text:style-name="T35"/></text:p>
      <text:p text:style-name="P3"><text:span text:style-name="T35">Linq</text:span></text:p>
      <text:p text:style-name="P3"><text:span text:style-name="T35">MVC</text:span></text:p>
      <text:p text:style-name="P3"><text:span text:style-name="T35">Powershell</text:span></text:p>
      <text:p text:style-name="P3"><text:span text:style-name="T35">Razor</text:span></text:p>
      <text:p text:style-name="P3"><text:span text:style-name="T35">SQL</text:span></text:p>
      <text:p text:style-name="P3"><text:span text:style-name="T35"/></text:p>
      <text:p text:style-name="P3"><text:span text:style-name="T35">Dialog Window to add code samples:</text:span></text:p>
      <text:p text:style-name="P3"><text:span text:style-name="T35">Category:</text:span></text:p>
      <text:p text:style-name="P3"><text:span text:style-name="T35">Code:</text:span></text:p>
      <text:p text:style-name="P3"><text:span text:style-name="T35">5 parameters</text:span></text:p>
      <text:p text:style-name="P3"><text:span text:style-name="T35">searchable keys</text:span></text:p>
      <text:p text:style-name="P3"><text:span text:style-name="T35"/></text:p>
      <text:p text:style-name="P3"><text:span text:style-name="T35">Is this the same as code snippets?</text:span></text:p>
      <text:p text:style-name="P3"><text:span text:style-name="T35">With a code snippets, you can have parameters and code snippet will show up when you start typing. Need to do some research on code snippets to see what the difference is. One difference would be that I could add help and tutorials with idealautomate.</text:span></text:p>
      <text:p text:style-name="P3"><text:span text:style-name="T35"/></text:p>
      <text:p text:style-name="P3"><text:span text:style-name="T35">Next Steps:</text:span></text:p>
      <text:p text:style-name="P4"><text:span text:style-name="T35">1. Google Visual Studio code snippets</text:span><text:span text:style-name="T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